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style:font-name="DejaVu Serif" fo:font-size="8pt" officeooo:rsid="0020c32b" style:font-size-asian="8pt" style:font-size-complex="8pt"/>
    </style:style>
    <style:style style:name="P2" style:family="paragraph" style:parent-style-name="Preformatted_20_Text">
      <style:paragraph-properties fo:line-height="100%"/>
      <style:text-properties style:font-name="DejaVu Sans" fo:font-size="12pt" fo:font-weight="normal" officeooo:rsid="001f67c9" officeooo:paragraph-rsid="001f67c9" style:font-size-asian="12pt" style:font-weight-asian="normal" style:font-size-complex="12pt" style:font-weight-complex="normal"/>
    </style:style>
    <style:style style:name="P3" style:family="paragraph" style:parent-style-name="Preformatted_20_Text">
      <style:paragraph-properties fo:line-height="100%"/>
      <style:text-properties style:font-name="DejaVu Sans" fo:font-size="10pt" officeooo:rsid="001de88f" officeooo:paragraph-rsid="001de88f" style:font-size-asian="10pt" style:font-size-complex="10pt"/>
    </style:style>
    <style:style style:name="P4" style:family="paragraph" style:parent-style-name="Preformatted_20_Text">
      <style:paragraph-properties fo:line-height="100%"/>
      <style:text-properties style:font-name="DejaVu Sans" fo:font-size="10pt" style:font-size-asian="10pt" style:font-size-complex="10pt"/>
    </style:style>
    <style:style style:name="P5" style:family="paragraph" style:parent-style-name="Preformatted_20_Text">
      <style:paragraph-properties fo:line-height="100%" fo:text-align="center" style:justify-single-word="false"/>
      <style:text-properties style:font-name="DejaVu Sans" fo:font-size="10pt" style:font-size-asian="10pt" style:font-size-complex="10pt"/>
    </style:style>
    <style:style style:name="P6" style:family="paragraph" style:parent-style-name="Preformatted_20_Text">
      <style:paragraph-properties fo:line-height="100%"/>
      <style:text-properties style:font-name="DejaVu Sans" fo:font-size="10pt" officeooo:paragraph-rsid="00242e05" style:font-size-asian="10pt" style:font-size-complex="10pt"/>
    </style:style>
    <style:style style:name="P7" style:family="paragraph" style:parent-style-name="Preformatted_20_Text">
      <style:paragraph-properties fo:line-height="100%"/>
      <style:text-properties style:font-name="DejaVu Sans" fo:font-size="10pt" fo:font-weight="normal" officeooo:rsid="001f67c9" officeooo:paragraph-rsid="001f67c9" style:font-size-asian="10pt" style:font-weight-asian="normal" style:font-size-complex="10pt" style:font-weight-complex="normal"/>
    </style:style>
    <style:style style:name="P8" style:family="paragraph" style:parent-style-name="Preformatted_20_Text">
      <style:paragraph-properties fo:line-height="100%"/>
      <style:text-properties style:font-name="DejaVu Sans" fo:font-size="10pt" fo:font-weight="bold" style:font-size-asian="10pt" style:font-weight-asian="bold" style:font-size-complex="10pt" style:font-weight-complex="bold"/>
    </style:style>
    <style:style style:name="P9" style:family="paragraph" style:parent-style-name="Preformatted_20_Text">
      <style:paragraph-properties fo:line-height="100%"/>
      <style:text-properties style:font-name="DejaVu Sans" fo:font-size="10pt" fo:font-weight="bold" officeooo:paragraph-rsid="00242e05" style:font-size-asian="10pt" style:font-weight-asian="bold" style:font-size-complex="10pt" style:font-weight-complex="bold"/>
    </style:style>
    <style:style style:name="P10" style:family="paragraph" style:parent-style-name="Preformatted_20_Text">
      <style:paragraph-properties fo:line-height="100%"/>
      <style:text-properties style:font-name="DejaVu Sans" fo:font-size="10pt" fo:font-style="italic" style:font-size-asian="10pt" style:font-style-asian="italic" style:font-size-complex="10pt" style:font-style-complex="italic"/>
    </style:style>
    <style:style style:name="P11" style:family="paragraph" style:parent-style-name="Preformatted_20_Text">
      <style:paragraph-properties fo:line-height="100%"/>
      <style:text-properties style:font-name="DejaVu Sans" fo:font-size="10pt" fo:font-style="italic" officeooo:paragraph-rsid="00242e05" style:font-size-asian="10pt" style:font-style-asian="italic" style:font-size-complex="10pt" style:font-style-complex="italic"/>
    </style:style>
    <style:style style:name="P12" style:family="paragraph" style:parent-style-name="Preformatted_20_Text">
      <style:paragraph-properties fo:line-height="100%" fo:text-align="center" style:justify-single-word="false"/>
      <style:text-properties style:font-name="DejaVu Serif" fo:font-size="12pt" style:font-size-asian="12pt" style:font-size-complex="12pt"/>
    </style:style>
    <style:style style:name="P13" style:family="paragraph" style:parent-style-name="Preformatted_20_Text">
      <style:paragraph-properties fo:line-height="100%" fo:break-before="page"/>
      <style:text-properties style:font-name="DejaVu Sans" fo:font-size="10pt" fo:font-weight="bold" style:font-size-asian="10pt" style:font-weight-asian="bold" style:font-size-complex="10pt" style:font-weight-complex="bold"/>
    </style:style>
    <style:style style:name="P14" style:family="paragraph" style:parent-style-name="Preformatted_20_Text" style:list-style-name="L1">
      <style:paragraph-properties fo:line-height="100%"/>
      <style:text-properties style:font-name="DejaVu Sans" fo:font-size="10pt" style:font-size-asian="10pt" style:font-size-complex="10pt"/>
    </style:style>
    <style:style style:name="P15" style:family="paragraph" style:parent-style-name="Preformatted_20_Text" style:list-style-name="L2">
      <style:paragraph-properties fo:line-height="100%"/>
      <style:text-properties style:font-name="DejaVu Sans" fo:font-size="10pt" style:font-size-asian="10pt" style:font-size-complex="10pt"/>
    </style:style>
    <style:style style:name="P16" style:family="paragraph" style:parent-style-name="Preformatted_20_Text" style:list-style-name="L3">
      <style:paragraph-properties fo:line-height="100%"/>
      <style:text-properties style:font-name="DejaVu Sans" fo:font-size="10pt" style:font-size-asian="10pt" style:font-size-complex="10pt"/>
    </style:style>
    <style:style style:name="P17" style:family="paragraph" style:parent-style-name="Preformatted_20_Text" style:list-style-name="L4">
      <style:paragraph-properties fo:line-height="100%"/>
      <style:text-properties style:font-name="DejaVu Sans" fo:font-size="10pt" style:font-size-asian="10pt" style:font-size-complex="10pt"/>
    </style:style>
    <style:style style:name="P18" style:family="paragraph" style:parent-style-name="Preformatted_20_Text" style:list-style-name="L5">
      <style:paragraph-properties fo:line-height="100%"/>
      <style:text-properties style:font-name="DejaVu Sans" fo:font-size="10pt" style:font-size-asian="10pt" style:font-size-complex="10pt"/>
    </style:style>
    <style:style style:name="P19" style:family="paragraph" style:parent-style-name="Preformatted_20_Text" style:list-style-name="L6">
      <style:paragraph-properties fo:line-height="100%"/>
      <style:text-properties style:font-name="DejaVu Sans" fo:font-size="10pt" style:font-size-asian="10pt" style:font-size-complex="10pt"/>
    </style:style>
    <style:style style:name="P20" style:family="paragraph" style:parent-style-name="Preformatted_20_Text" style:list-style-name="L7">
      <style:paragraph-properties fo:line-height="100%"/>
      <style:text-properties style:font-name="DejaVu Sans" fo:font-size="10pt" style:font-size-asian="10pt" style:font-size-complex="10pt"/>
    </style:style>
    <style:style style:name="P21" style:family="paragraph" style:parent-style-name="Preformatted_20_Text" style:list-style-name="L8">
      <style:paragraph-properties fo:line-height="100%"/>
      <style:text-properties style:font-name="DejaVu Sans" fo:font-size="10pt" style:font-size-asian="10pt" style:font-size-complex="10pt"/>
    </style:style>
    <style:style style:name="P22" style:family="paragraph" style:parent-style-name="Preformatted_20_Text" style:list-style-name="L9">
      <style:paragraph-properties fo:line-height="100%"/>
      <style:text-properties style:font-name="DejaVu Sans" fo:font-size="10pt" style:font-size-asian="10pt" style:font-size-complex="10pt"/>
    </style:style>
    <style:style style:name="P23" style:family="paragraph" style:parent-style-name="Preformatted_20_Text" style:list-style-name="L10">
      <style:paragraph-properties fo:line-height="100%"/>
      <style:text-properties style:font-name="DejaVu Sans" fo:font-size="10pt" style:font-size-asian="10pt" style:font-size-complex="10pt"/>
    </style:style>
    <style:style style:name="P24" style:family="paragraph" style:parent-style-name="Preformatted_20_Text" style:list-style-name="L11">
      <style:paragraph-properties fo:line-height="100%"/>
      <style:text-properties style:font-name="DejaVu Sans" fo:font-size="10pt" style:font-size-asian="10pt" style:font-size-complex="10pt"/>
    </style:style>
    <style:style style:name="P25" style:family="paragraph" style:parent-style-name="Preformatted_20_Text" style:list-style-name="L12">
      <style:paragraph-properties fo:line-height="100%"/>
      <style:text-properties style:font-name="DejaVu Sans" fo:font-size="10pt" style:font-size-asian="10pt" style:font-size-complex="10pt"/>
    </style:style>
    <style:style style:name="P26" style:family="paragraph" style:parent-style-name="Preformatted_20_Text" style:list-style-name="L12">
      <style:paragraph-properties fo:line-height="100%"/>
      <style:text-properties style:font-name="DejaVu Sans" fo:font-size="10pt" officeooo:paragraph-rsid="002a7756" style:font-size-asian="10pt" style:font-size-complex="10pt"/>
    </style:style>
    <style:style style:name="P27" style:family="paragraph" style:parent-style-name="Preformatted_20_Text" style:list-style-name="L13">
      <style:paragraph-properties fo:line-height="100%"/>
      <style:text-properties style:font-name="DejaVu Sans" fo:font-size="10pt" style:font-size-asian="10pt" style:font-size-complex="10pt"/>
    </style:style>
    <style:style style:name="P28" style:family="paragraph" style:parent-style-name="Preformatted_20_Text" style:list-style-name="L14">
      <style:paragraph-properties fo:line-height="100%"/>
      <style:text-properties style:font-name="DejaVu Sans" fo:font-size="10pt" style:font-size-asian="10pt" style:font-size-complex="10pt"/>
    </style:style>
    <style:style style:name="P29" style:family="paragraph" style:parent-style-name="Preformatted_20_Text" style:list-style-name="L15">
      <style:paragraph-properties fo:line-height="100%"/>
      <style:text-properties style:font-name="DejaVu Sans" fo:font-size="10pt" style:font-size-asian="10pt" style:font-size-complex="10pt"/>
    </style:style>
    <style:style style:name="P30" style:family="paragraph" style:parent-style-name="Preformatted_20_Text" style:list-style-name="L16">
      <style:paragraph-properties fo:line-height="100%"/>
      <style:text-properties style:font-name="DejaVu Sans" fo:font-size="10pt" style:font-size-asian="10pt" style:font-size-complex="10pt"/>
    </style:style>
    <style:style style:name="P31" style:family="paragraph" style:parent-style-name="Preformatted_20_Text" style:list-style-name="L17">
      <style:paragraph-properties fo:line-height="100%"/>
      <style:text-properties style:font-name="DejaVu Sans" fo:font-size="10pt" style:font-size-asian="10pt" style:font-size-complex="10pt"/>
    </style:style>
    <style:style style:name="P32" style:family="paragraph" style:parent-style-name="Preformatted_20_Text" style:list-style-name="L18">
      <style:paragraph-properties fo:line-height="100%"/>
      <style:text-properties style:font-name="DejaVu Sans" fo:font-size="10pt" officeooo:paragraph-rsid="00242e05" style:font-size-asian="10pt" style:font-size-complex="10pt"/>
    </style:style>
    <style:style style:name="P33" style:family="paragraph" style:parent-style-name="Preformatted_20_Text" style:list-style-name="L19">
      <style:paragraph-properties fo:line-height="100%"/>
      <style:text-properties style:font-name="DejaVu Sans" fo:font-size="10pt" style:font-size-asian="10pt" style:font-size-complex="10pt"/>
    </style:style>
    <style:style style:name="P34" style:family="paragraph" style:parent-style-name="Preformatted_20_Text" style:list-style-name="L20">
      <style:paragraph-properties fo:line-height="100%"/>
      <style:text-properties style:font-name="DejaVu Sans" fo:font-size="10pt" style:font-size-asian="10pt" style:font-size-complex="10pt"/>
    </style:style>
    <style:style style:name="P35" style:family="paragraph" style:parent-style-name="Preformatted_20_Text" style:list-style-name="L21">
      <style:paragraph-properties fo:line-height="100%"/>
      <style:text-properties style:font-name="DejaVu Sans" fo:font-size="10pt" style:font-size-asian="10pt" style:font-size-complex="10pt"/>
    </style:style>
    <style:style style:name="P36" style:family="paragraph" style:parent-style-name="Preformatted_20_Text">
      <style:paragraph-properties fo:line-height="100%"/>
      <style:text-properties style:font-name="DejaVu Sans" fo:font-size="10pt" fo:font-weight="bold" officeooo:rsid="001de88f" officeooo:paragraph-rsid="001f67c9" style:font-size-asian="10pt" style:font-weight-asian="bold" style:font-size-complex="10pt" style:font-weight-complex="bold"/>
    </style:style>
    <style:style style:name="P37" style:family="paragraph" style:parent-style-name="Preformatted_20_Text">
      <style:paragraph-properties fo:line-height="100%"/>
      <style:text-properties style:font-name="DejaVu Sans" fo:font-size="10pt" fo:font-weight="bold" style:font-size-asian="10pt" style:font-weight-asian="bold" style:font-size-complex="10pt" style:font-weight-complex="bold"/>
    </style:style>
    <style:style style:name="P38" style:family="paragraph" style:parent-style-name="Preformatted_20_Text">
      <style:paragraph-properties fo:line-height="100%"/>
      <style:text-properties style:font-name="DejaVu Sans" fo:font-size="12pt" fo:font-weight="bold" officeooo:rsid="001f67c9" officeooo:paragraph-rsid="001f67c9" style:font-size-asian="12pt" style:font-weight-asian="bold" style:font-size-complex="12pt" style:font-weight-complex="bold"/>
    </style:style>
    <style:style style:name="P39" style:family="paragraph" style:parent-style-name="Preformatted_20_Text">
      <style:paragraph-properties fo:line-height="100%"/>
      <style:text-properties style:font-name="DejaVu Sans" fo:font-size="12pt" fo:font-weight="bold" style:font-size-asian="12pt" style:font-weight-asian="bold" style:font-size-complex="12pt" style:font-weight-complex="bold"/>
    </style:style>
    <style:style style:name="P40" style:family="paragraph" style:parent-style-name="Preformatted_20_Text">
      <style:paragraph-properties fo:line-height="100%" fo:text-align="center" style:justify-single-word="false"/>
      <style:text-properties style:font-name="DejaVu Serif" fo:font-size="20pt" fo:font-weight="bold" style:font-size-asian="20pt" style:font-weight-asian="bold" style:font-size-complex="20pt" style:font-weight-complex="bold"/>
    </style:style>
    <style:style style:name="P41" style:family="paragraph" style:parent-style-name="Preformatted_20_Text">
      <style:paragraph-properties fo:line-height="100%" fo:break-before="page"/>
      <style:text-properties style:font-name="DejaVu Sans" fo:font-size="12pt" fo:font-weight="bold" officeooo:rsid="002a7756" officeooo:paragraph-rsid="002a7756" style:font-size-asian="12pt" style:font-weight-asian="bold" style:font-size-complex="12pt" style:font-weight-complex="bold"/>
    </style:style>
    <style:style style:name="P42" style:family="paragraph" style:parent-style-name="Preformatted_20_Text">
      <style:paragraph-properties fo:line-height="100%" fo:break-before="page"/>
      <style:text-properties style:font-name="DejaVu Sans" fo:font-size="12pt" officeooo:paragraph-rsid="001f67c9" style:font-size-asian="12pt" style:font-size-complex="12pt"/>
    </style:style>
    <style:style style:name="P43" style:family="paragraph" style:parent-style-name="Preformatted_20_Text">
      <style:paragraph-properties fo:line-height="100%" fo:break-before="page"/>
      <style:text-properties style:font-name="DejaVu Sans" fo:font-size="10pt" fo:font-weight="bold" style:font-size-asian="10pt" style:font-weight-asian="bold" style:font-size-complex="10pt" style:font-weight-complex="bold"/>
    </style:style>
    <style:style style:name="T1" style:family="text">
      <style:text-properties officeooo:rsid="001de88f"/>
    </style:style>
    <style:style style:name="T2" style:family="text">
      <style:text-properties officeooo:rsid="0027d673"/>
    </style:style>
    <style:style style:name="T3" style:family="text">
      <style:text-properties officeooo:rsid="002a7756"/>
    </style:style>
    <style:style style:name="T4" style:family="text">
      <style:text-properties style:font-name="DejaVu Sans"/>
    </style:style>
    <style:style style:name="T5" style:family="text">
      <style:text-properties style:font-name="DejaVu Sans" fo:font-size="10pt" style:font-size-asian="10pt" style:font-size-complex="10pt"/>
    </style:style>
    <style:style style:name="T6" style:family="text">
      <style:text-properties fo:font-weight="bold" officeooo:rsid="001de88f" style:font-weight-asian="bold" style:font-weight-complex="bold"/>
    </style:style>
    <style:style style:name="T7" style:family="text">
      <style:text-properties fo:font-weight="bold" officeooo:rsid="002a7756" style:font-weight-asian="bold" style:font-weight-complex="bold"/>
    </style:style>
    <style:style style:name="T8"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Steven Roberts</text:p>
      <text:p text:style-name="P5">Victoria BC <text:span text:style-name="T3">Canada</text:span></text:p>
      <text:p text:style-name="P12"><text:span text:style-name="T5">+1 250-580-3067 | </text:span><text:a xlink:type="simple" xlink:href="mailto:sroberts@fenderq.com?subject=Opportunities%20working%20together" office:name="Steven Roberts" text:style-name="Internet_20_link" text:visited-style-name="Visited_20_Internet_20_Link"><text:span text:style-name="T5">sroberts@fenderq.com</text:span></text:a></text:p>
      <text:p text:style-name="P4"/>
      <text:p text:style-name="P39">Summary</text:p>
      <text:p text:style-name="P4"/>
      <text:p text:style-name="P4">I am educated, experienced and multi-talented. You will find me actively producing software in the video game industry using my abilities as an artist, designer, musician and programmer. Producing excellent robust software from start to finish is what I know how to accomplish. Information security and system administration are my other areas of expertise.</text:p>
      <text:p text:style-name="P4"/>
      <text:p text:style-name="P39">Experience</text:p>
      <text:p text:style-name="P4"/>
      <text:p text:style-name="P8">Cryptovirology Researcher</text:p>
      <text:p text:style-name="P10">Research &amp; Development</text:p>
      <text:p text:style-name="P4">2017-2019</text:p>
      <text:p text:style-name="P4"/>
      <text:list xml:id="list2818402805" text:style-name="L1">
        <text:list-item>
          <text:p text:style-name="P14">Client-server models</text:p>
        </text:list-item>
        <text:list-item>
          <text:p text:style-name="P14">Cryptocurrency, Bitcoin</text:p>
        </text:list-item>
        <text:list-item>
          <text:p text:style-name="P14">Produced functional cross-platform proof of concept</text:p>
        </text:list-item>
        <text:list-item>
          <text:p text:style-name="P14">Programming in Go and C</text:p>
        </text:list-item>
        <text:list-item>
          <text:p text:style-name="P14">Public-key cryptography</text:p>
        </text:list-item>
        <text:list-item>
          <text:p text:style-name="P14">Symmetric-key algorithms</text:p>
        </text:list-item>
        <text:list-item>
          <text:p text:style-name="P14">Tor (anonymity network), hidden services (.onion)</text:p>
        </text:list-item>
      </text:list>
      <text:p text:style-name="P4"/>
      <text:p text:style-name="P8">Independent Video Game Developer</text:p>
      <text:p text:style-name="P10">FenderQ Studio</text:p>
      <text:p text:style-name="P4">2010-2016</text:p>
      <text:p text:style-name="P4"/>
      <text:list xml:id="list1829103170" text:style-name="L2">
        <text:list-item>
          <text:p text:style-name="P15">Contract and consulting services</text:p>
        </text:list-item>
        <text:list-item>
          <text:p text:style-name="P15">Game design, development and marketing</text:p>
        </text:list-item>
        <text:list-item>
          <text:p text:style-name="P15">Pointillism, mosaic and programmer pixel art</text:p>
        </text:list-item>
        <text:list-item>
          <text:p text:style-name="P15">Produced and released Universe64 title on App Store</text:p>
        </text:list-item>
        <text:list-item>
          <text:p text:style-name="P15">Produced and released Alkonost title on itch.io</text:p>
        </text:list-item>
        <text:list-item>
          <text:p text:style-name="P15">Soundtrack, music and audio effects production</text:p>
        </text:list-item>
        <text:list-item>
          <text:p text:style-name="P15">Produced and released Health chiptune album</text:p>
        </text:list-item>
      </text:list>
      <text:p text:style-name="P4"/>
      <text:p text:style-name="P8">Senior Software Engineer</text:p>
      <text:p text:style-name="P10">KIXEYE Canada Ltd.</text:p>
      <text:p text:style-name="P4">2014-2015</text:p>
      <text:p text:style-name="P4"/>
      <text:list xml:id="list1114331417" text:style-name="L3">
        <text:list-item>
          <text:p text:style-name="P16">Email verification system for mobile</text:p>
        </text:list-item>
        <text:list-item>
          <text:p text:style-name="P16">Penetration testing using cURL with Tor network</text:p>
        </text:list-item>
        <text:list-item>
          <text:p text:style-name="P16">Programming in JavaScript using React and Bootstrap</text:p>
        </text:list-item>
        <text:list-item>
          <text:p text:style-name="P16">Programming mobile web application</text:p>
        </text:list-item>
        <text:list-item>
          <text:p text:style-name="P16">RESTful web APIs</text:p>
        </text:list-item>
      </text:list>
      <text:p text:style-name="P8"/>
      <text:p text:style-name="P13">Co-Founder</text:p>
      <text:p text:style-name="P10">Deadly Pear Games</text:p>
      <text:p text:style-name="P4">2013-2014</text:p>
      <text:p text:style-name="P4"/>
      <text:list xml:id="list1126023250" text:style-name="L4">
        <text:list-item>
          <text:p text:style-name="P17">Produced multiple video game titles from concept to completion</text:p>
        </text:list-item>
        <text:list-item>
          <text:p text:style-name="P17">Monetization strategies and analytic reporting</text:p>
        </text:list-item>
        <text:list-item>
          <text:p text:style-name="P17">Programming C/C++ with SDL2, Lua 5.1 and ActionScript 3.0</text:p>
        </text:list-item>
        <text:list-item>
          <text:p text:style-name="P17">Apache Flex open source application framework</text:p>
        </text:list-item>
        <text:list-item>
          <text:p text:style-name="P17">Soundtrack composition and audio effects using Reason 5</text:p>
        </text:list-item>
        <text:list-item>
          <text:p text:style-name="P17">Linux/BSD system administration</text:p>
        </text:list-item>
      </text:list>
      <text:p text:style-name="P4"/>
      <text:p text:style-name="P8">Video Game Developer</text:p>
      <text:p text:style-name="P10">KANO/APPS</text:p>
      <text:p text:style-name="P4">2012</text:p>
      <text:p text:style-name="P4"/>
      <text:list xml:id="list484727191" text:style-name="L5">
        <text:list-item>
          <text:p text:style-name="P18">Designed and created replay functionality with custom physics</text:p>
        </text:list-item>
        <text:list-item>
          <text:p text:style-name="P18">Implemented analytics for tracking real-time game events</text:p>
        </text:list-item>
        <text:list-item>
          <text:p text:style-name="P18">Implemented editor undo/redo functionality</text:p>
        </text:list-item>
        <text:list-item>
          <text:p text:style-name="P18">Legacy ActionScript code analysis</text:p>
        </text:list-item>
        <text:list-item>
          <text:p text:style-name="P18">Performance optimizations</text:p>
        </text:list-item>
        <text:list-item>
          <text:p text:style-name="P18">Social web connectivity for Kano Games</text:p>
        </text:list-item>
        <text:list-item>
          <text:p text:style-name="P18">Updated Free Rider game with new features and enhancements</text:p>
        </text:list-item>
        <text:list-item>
          <text:p text:style-name="P18">Worked with artists to implement new user interfaces</text:p>
        </text:list-item>
      </text:list>
      <text:p text:style-name="P4"/>
      <text:p text:style-name="P8">Video Game Developer</text:p>
      <text:p text:style-name="P10">InLight Entertainment</text:p>
      <text:p text:style-name="P4">2011</text:p>
      <text:p text:style-name="P4"/>
      <text:list xml:id="list763417459" text:style-name="L6">
        <text:list-item>
          <text:p text:style-name="P19">Added iOS native Human-Interface behaviours to engine</text:p>
        </text:list-item>
        <text:list-item>
          <text:p text:style-name="P19">Added Retina display support to engine</text:p>
        </text:list-item>
        <text:list-item>
          <text:p text:style-name="P19">Worked on C++ proprietary game engine</text:p>
        </text:list-item>
        <text:list-item>
          <text:p text:style-name="P19">Managed code signing, app store submissions, ad-hoc distributions</text:p>
        </text:list-item>
        <text:list-item>
          <text:p text:style-name="P19">Released Jake and the Never Land Pirates for the LeapFrog LeapPad device</text:p>
        </text:list-item>
        <text:list-item>
          <text:p text:style-name="P19">Released Scout's Music, Sing Along with Us! and Toddler Rhythms for iOS</text:p>
        </text:list-item>
      </text:list>
      <text:p text:style-name="P4"/>
      <text:p text:style-name="P8">Senior Software Developer</text:p>
      <text:p text:style-name="P10">Comtech Systems Inc.</text:p>
      <text:p text:style-name="P4">2003-2009</text:p>
      <text:p text:style-name="P4"/>
      <text:list xml:id="list3260419457" text:style-name="L7">
        <text:list-item>
          <text:p text:style-name="P20">Cryptography and secure socket layer implementation using OpenSSL</text:p>
        </text:list-item>
        <text:list-item>
          <text:p text:style-name="P20">Discovery and resolution of security vulnerabilities</text:p>
        </text:list-item>
        <text:list-item>
          <text:p text:style-name="P20">Maintained 20+ year old financial software, 1300 companies, 38 countries</text:p>
        </text:list-item>
        <text:list-item>
          <text:p text:style-name="P20">RDM Server embedded client/server database</text:p>
        </text:list-item>
        <text:list-item>
          <text:p text:style-name="P20">Reverse engineering using W32Dasm on closed source binaries</text:p>
        </text:list-item>
        <text:list-item>
          <text:p text:style-name="P20">Symmetric ciphers, public key cryptography, certificates, hash functions</text:p>
        </text:list-item>
        <text:list-item>
          <text:p text:style-name="P20">Trained and managed development team</text:p>
        </text:list-item>
        <text:list-item>
          <text:p text:style-name="P20">Visual SourceSafe and CVS version control system</text:p>
        </text:list-item>
        <text:list-item>
          <text:p text:style-name="P20">Visual Studio 6.0 and Visual Studio C++ Express 2008</text:p>
        </text:list-item>
        <text:list-item>
          <text:p text:style-name="P20">Win32 API and C programming language</text:p>
        </text:list-item>
        <text:list-item>
          <text:p text:style-name="P20">Wrote RFC protocol implementations</text:p>
        </text:list-item>
        <text:list-item>
          <text:p text:style-name="P20">Wrote application task scheduler module</text:p>
        </text:list-item>
      </text:list>
      <text:p text:style-name="P8"/>
      <text:p text:style-name="P13"><text:span text:style-name="T1">IT </text:span>Consultant</text:p>
      <text:p text:style-name="P10">Information Security</text:p>
      <text:p text:style-name="P4">2001-2011</text:p>
      <text:p text:style-name="P4"/>
      <text:list xml:id="list2278478561" text:style-name="L8">
        <text:list-item>
          <text:p text:style-name="P21">Design, assembly and remote monitoring of fenderQbox security devices</text:p>
        </text:list-item>
        <text:list-item>
          <text:p text:style-name="P21">Management of Linux and BSD systems</text:p>
        </text:list-item>
        <text:list-item>
          <text:p text:style-name="P21">Setup and configuration of The Apache HTTP Server, BIND and Sendmail</text:p>
        </text:list-item>
        <text:list-item>
          <text:p text:style-name="P21">Snort network intrusion prevention and detection system</text:p>
        </text:list-item>
        <text:list-item>
          <text:p text:style-name="P21">System and software security audits</text:p>
        </text:list-item>
      </text:list>
      <text:p text:style-name="P4"/>
      <text:p text:style-name="P8">Network Administrator, Product Support</text:p>
      <text:p text:style-name="P10">Comtech Systems Inc.</text:p>
      <text:p text:style-name="P4">1999-2001</text:p>
      <text:p text:style-name="P4"/>
      <text:list xml:id="list1748602836" text:style-name="L9">
        <text:list-item>
          <text:p text:style-name="P22">Database report writing and import specifications</text:p>
        </text:list-item>
        <text:list-item>
          <text:p text:style-name="P22">Database support and maintenance</text:p>
        </text:list-item>
        <text:list-item>
          <text:p text:style-name="P22">Financial software application support and troubleshooting</text:p>
        </text:list-item>
        <text:list-item>
          <text:p text:style-name="P22">Implemented and maintained the backup system</text:p>
        </text:list-item>
        <text:list-item>
          <text:p text:style-name="P22">Windows NT 4.0, Windows 95/98/2000 support and networking</text:p>
        </text:list-item>
      </text:list>
      <text:p text:style-name="P4"/>
      <text:p text:style-name="P8">Bench Technician</text:p>
      <text:p text:style-name="P10">Fort Micro Systems Ltd.</text:p>
      <text:p text:style-name="P4">1998-1999</text:p>
      <text:p text:style-name="P4"/>
      <text:list xml:id="list4185889382" text:style-name="L10">
        <text:list-item>
          <text:p text:style-name="P23">Built and maintained PC systems for business and personal use </text:p>
        </text:list-item>
        <text:list-item>
          <text:p text:style-name="P23">Hardware and software troubleshooting and repair </text:p>
        </text:list-item>
        <text:list-item>
          <text:p text:style-name="P23">Onsite installation and support of systems</text:p>
        </text:list-item>
      </text:list>
      <text:p text:style-name="P4"/>
      <text:p text:style-name="P8">Help Desk</text:p>
      <text:p text:style-name="P10">Ministry of Environment</text:p>
      <text:p text:style-name="P4">1998</text:p>
      <text:p text:style-name="P4"/>
      <text:list xml:id="list3379570224" text:style-name="L11">
        <text:list-item>
          <text:p text:style-name="P24">Help desk support, Unix, Mac OS 8, MS-DOS, Windows 3.1, HP Printers </text:p>
        </text:list-item>
        <text:list-item>
          <text:p text:style-name="P24">Maintained the backup system </text:p>
        </text:list-item>
        <text:list-item>
          <text:p text:style-name="P24">Novell NetWare system administration</text:p>
        </text:list-item>
      </text:list>
      <text:p text:style-name="P4"/>
      <text:p text:style-name="P8">Music Teacher</text:p>
      <text:p text:style-name="P10">Wards Music Ltd.</text:p>
      <text:p text:style-name="P4">1995-1997</text:p>
      <text:p text:style-name="P4"/>
      <text:list xml:id="list435380958" text:style-name="L12">
        <text:list-item>
          <text:p text:style-name="P25">Taught guitar styles, blues, classical, country, jazz, metal, rock, and surf </text:p>
        </text:list-item>
        <text:list-item>
          <text:p text:style-name="P26">Learned music provided to me, and then gave instruction how to play</text:p>
        </text:list-item>
      </text:list>
      <text:p text:style-name="P36"/>
      <text:p text:style-name="P42"><text:span text:style-name="T6">Education </text:span><text:span text:style-name="T7">&amp; Training</text:span></text:p>
      <text:p text:style-name="P3"/>
      <text:p text:style-name="P8">Camosun College</text:p>
      <text:p text:style-name="P10">Mental Health and Addictions Certificate Program (Term 1)</text:p>
      <text:p text:style-name="P4">2018</text:p>
      <text:p text:style-name="P4"/>
      <text:list xml:id="list2841144531" text:style-name="L13">
        <text:list-item>
          <text:p text:style-name="P27">Academic Writing Strategies</text:p>
        </text:list-item>
        <text:list-item>
          <text:p text:style-name="P27">Foundations for Practice</text:p>
        </text:list-item>
        <text:list-item>
          <text:p text:style-name="P27">Mental Illness and Interventions</text:p>
        </text:list-item>
        <text:list-item>
          <text:p text:style-name="P27">Professional Practice</text:p>
        </text:list-item>
        <text:list-item>
          <text:p text:style-name="P27">Therapeutic Relationships</text:p>
        </text:list-item>
      </text:list>
      <text:p text:style-name="P4"/>
      <text:p text:style-name="P8">Academy of Excellence Hair Design &amp; Aesthetics Ltd.</text:p>
      <text:p text:style-name="P10">Hair Design Program</text:p>
      <text:p text:style-name="P4">2012</text:p>
      <text:p text:style-name="P4"/>
      <text:list xml:id="list1416683129" text:style-name="L14">
        <text:list-item>
          <text:p text:style-name="P28">Design Decisions</text:p>
        </text:list-item>
        <text:list-item>
          <text:p text:style-name="P28">Haircutting</text:p>
        </text:list-item>
        <text:list-item>
          <text:p text:style-name="P28">Hairstyling</text:p>
        </text:list-item>
        <text:list-item>
          <text:p text:style-name="P28">Product Knowledge</text:p>
        </text:list-item>
        <text:list-item>
          <text:p text:style-name="P28">Salon Ecology</text:p>
        </text:list-item>
        <text:list-item>
          <text:p text:style-name="P28">Trichology</text:p>
        </text:list-item>
      </text:list>
      <text:p text:style-name="P4"/>
      <text:p text:style-name="P8">Microsoft Corporation</text:p>
      <text:p text:style-name="P10">Microsoft Certified Professional</text:p>
      <text:p text:style-name="P4">1998</text:p>
      <text:p text:style-name="P4"/>
      <text:list xml:id="list1697607864" text:style-name="L15">
        <text:list-item>
          <text:p text:style-name="P29">Windows NT Server 4.0</text:p>
        </text:list-item>
      </text:list>
      <text:p text:style-name="P4"/>
      <text:p text:style-name="P8">CDI College of Business and Technology</text:p>
      <text:p text:style-name="P10">Digital Systems Engineering</text:p>
      <text:p text:style-name="P4">1997-1998</text:p>
      <text:p text:style-name="P4"/>
      <text:list xml:id="list2011652880" text:style-name="L16">
        <text:list-item>
          <text:p text:style-name="P30">Electronics, Engineering, PC repair, and Maintenance</text:p>
        </text:list-item>
      </text:list>
      <text:p text:style-name="P4"/>
      <text:p text:style-name="P8">Spectrum Community School</text:p>
      <text:p text:style-name="P10">Secondary Education</text:p>
      <text:p text:style-name="P4">1994-1995</text:p>
      <text:p text:style-name="P8"/>
      <text:p text:style-name="P41">Community Involvement</text:p>
      <text:p text:style-name="P4"/>
      <text:p text:style-name="P8">Chairperson</text:p>
      <text:p text:style-name="P10">VIHA Stabilization, Royal Jubilee Hospital</text:p>
      <text:p text:style-name="P4">2019</text:p>
      <text:p text:style-name="P4"/>
      <text:list xml:id="list3293522512" text:style-name="L17">
        <text:list-item>
          <text:p text:style-name="P31">Facilitated group, public speaking</text:p>
        </text:list-item>
        <text:list-item>
          <text:p text:style-name="P31">Time Management skills</text:p>
        </text:list-item>
        <text:list-item>
          <text:p text:style-name="P31">Practiced <text:span text:style-name="T2">l</text:span>istening skills</text:p>
        </text:list-item>
        <text:list-item>
          <text:p text:style-name="P31">Self reflection, discovery, and sharing</text:p>
        </text:list-item>
      </text:list>
      <text:p text:style-name="P6"/>
      <text:p text:style-name="P9">Guest Speaker</text:p>
      <text:p text:style-name="P11">Community Medical Detox, Eric Martin Pavilion</text:p>
      <text:p text:style-name="P6">2019</text:p>
      <text:p text:style-name="P6"/>
      <text:list xml:id="list4053134259" text:style-name="L18">
        <text:list-item>
          <text:p text:style-name="P32">Invited to share personal experiences</text:p>
        </text:list-item>
        <text:list-item>
          <text:p text:style-name="P32">Worked with team members, facilitator</text:p>
        </text:list-item>
      </text:list>
      <text:p text:style-name="P4"/>
      <text:p text:style-name="P8">Outreach Worker</text:p>
      <text:p text:style-name="P10">Dandelion Society</text:p>
      <text:p text:style-name="P4">2018</text:p>
      <text:p text:style-name="P4"/>
      <text:list xml:id="list244612195" text:style-name="L19">
        <text:list-item>
          <text:p text:style-name="P33">Early mornings, starting at 4:30AM</text:p>
        </text:list-item>
        <text:list-item>
          <text:p text:style-name="P33">Provided outreach services, to vulnerable people, living on the streets</text:p>
        </text:list-item>
      </text:list>
      <text:p text:style-name="P4"/>
      <text:p text:style-name="P8">Program Volunteer</text:p>
      <text:p text:style-name="P10">Our Place Society</text:p>
      <text:p text:style-name="P4">2017-2018</text:p>
      <text:p text:style-name="P4"/>
      <text:list xml:id="list2535403202" text:style-name="L20">
        <text:list-item>
          <text:p text:style-name="P34">Facilitated group for Family Members in 50+ club</text:p>
        </text:list-item>
        <text:list-item>
          <text:p text:style-name="P34">Maslows hierarchy of needs, <text:span text:style-name="T2">s</text:span>ocial belonging, <text:span text:style-name="T2">self-e</text:span>steem</text:p>
        </text:list-item>
        <text:list-item>
          <text:p text:style-name="P34">Practiced <text:span text:style-name="T2">l</text:span>istening <text:span text:style-name="T2">s</text:span>kills</text:p>
        </text:list-item>
      </text:list>
      <text:p text:style-name="P4"/>
      <text:p text:style-name="P8">Caregiver</text:p>
      <text:p text:style-name="P10">HR Foundation</text:p>
      <text:p text:style-name="P4">2016-2018</text:p>
      <text:p text:style-name="P4"/>
      <text:list xml:id="list4278751735" text:style-name="L21">
        <text:list-item>
          <text:p text:style-name="P35">Doctor Appointments</text:p>
        </text:list-item>
        <text:list-item>
          <text:p text:style-name="P35">Grief, Loss and Bereavement</text:p>
        </text:list-item>
        <text:list-item>
          <text:p text:style-name="P35">Hospital Visits</text:p>
        </text:list-item>
        <text:list-item>
          <text:p text:style-name="P35">Psychosocial Rehabilitation</text:p>
        </text:list-item>
        <text:list-item>
          <text:p text:style-name="P35">Self-care, Burnout Prevention Strategies</text:p>
        </text:list-item>
      </text:list>
      <text:p text:style-name="P4"/>
      <text:p text:style-name="P38">Portfolio and Social Media</text:p>
      <text:p text:style-name="P7"/>
      <text:p text:style-name="P2"><text:a xlink:type="simple" xlink:href="https://www.fenderq.com/" text:style-name="Internet_20_link" text:visited-style-name="Visited_20_Internet_20_Link"><text:span text:style-name="T8">https://www.fenderq.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DejaVu Serif" fo:font-size="8pt" officeooo:rsid="0020c32b"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M49S</meta:editing-duration>
    <meta:editing-cycles>4</meta:editing-cycles>
    <meta:generator>LibreOffice/6.2.2.2$OpenBSD_X86_64 LibreOffice_project/20$Build-2</meta:generator>
    <dc:subject>Curriculum vitae</dc:subject>
    <dc:title>Steven Roberts CV</dc:title>
    <meta:creation-date>2019-07-01T21:19:56.505161387</meta:creation-date>
    <meta:keyword>Technical Résumé</meta:keyword>
    <dc:date>2019-07-16T02:39:19.206261472</dc:date>
    <meta:document-statistic meta:table-count="0" meta:image-count="0" meta:object-count="0" meta:page-count="5" meta:paragraph-count="175" meta:word-count="878" meta:character-count="5837" meta:non-whitespace-character-count="5226"/>
  </office:meta>
</office:document-meta>
</file>